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ales">
        <table:table-row>
          <table:table-cell>
            <text:p>Product</text:p>
          </table:table-cell>
          <table:table-cell>
            <text:p>Price</text:p>
          </table:table-cell>
          <table:table-cell>
            <text:p>Quantity</text:p>
          </table:table-cell>
          <table:table-cell>
            <text:p>Total</text:p>
          </table:table-cell>
        </table:table-row>
        <table:table-row>
          <table:table-cell>
            <text:p>Apples</text:p>
          </table:table-cell>
          <table:table-cell>
            <text:p>2.50</text:p>
          </table:table-cell>
          <table:table-cell>
            <text:p>10</text:p>
          </table:table-cell>
          <table:table-cell table:formula="=B2*C2"/>
        </table:table-row>
        <table:table-row>
          <table:table-cell>
            <text:p>Bananas</text:p>
          </table:table-cell>
          <table:table-cell>
            <text:p>1.75</text:p>
          </table:table-cell>
          <table:table-cell>
            <text:p>15</text:p>
          </table:table-cell>
          <table:table-cell table:formula="=B3*C3"/>
        </table:table-row>
        <table:table-row>
          <table:table-cell>
            <text:p>Oranges</text:p>
          </table:table-cell>
          <table:table-cell>
            <text:p>3.00</text:p>
          </table:table-cell>
          <table:table-cell>
            <text:p>8</text:p>
          </table:table-cell>
          <table:table-cell table:formula="=B4*C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